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1d9cc" officeooo:paragraph-rsid="0011d9cc"/>
    </style:style>
    <style:style style:name="P2" style:family="paragraph" style:parent-style-name="Standard">
      <style:paragraph-properties fo:text-align="center" style:justify-single-word="false"/>
      <style:text-properties fo:font-size="16pt" officeooo:rsid="0011d9cc" officeooo:paragraph-rsid="0011d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ess Rules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11" meta:non-whitespace-character-count="10"/>
  </office:meta>
</office:document-meta>
</file>